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3">
      <style:paragraph-properties fo:text-align="start" style:justify-single-word="false"/>
    </style:style>
    <style:style style:name="P3" style:family="paragraph" style:parent-style-name="Standard" style:list-style-name="L5">
      <style:paragraph-properties fo:text-align="start" style:justify-single-word="false"/>
    </style:style>
    <style:style style:name="P4" style:family="paragraph" style:parent-style-name="Standard" style:list-style-name="L7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4065951368484084" text:style-name="L3">
        <text:list-item>
          <text:p text:style-name="P2">¿Que se logro hacer durante esta semana?</text:p>
          <text:p text:style-name="P2"/>
        </text:list-item>
      </text:list>
      <text:p text:style-name="P1"><text:tab/>Durante esta semana logramos cumplir las siguientes tareas :</text:p>
      <text:list xml:id="list6694222554416077230" text:style-name="L5">
        <text:list-item>
          <text:p text:style-name="P3">Realizamos una estimacion temprana del tamaño del software, asi como del esfuerzo requerido para completarlo, usando tanto un promedio de 4 modelos empiricos como el modelo COCOMO2.</text:p>
        </text:list-item>
        <text:list-item>
          <text:p text:style-name="P3">Definimos la primera iteracion de requisitos de Interfaz y pulimos la segunda iteracion de Requisitos Funcionales en base a lo conversado el encuentro anterior</text:p>
        </text:list-item>
        <text:list-item>
          <text:p text:style-name="P3">Generamos minutas sobre lo charlado en el ultimo encuentro, registrando la charla con el cliente y con el docente</text:p>
        </text:list-item>
        <text:list-item>
          <text:p text:style-name="P3">Generamos un documento que ilustra el entorno de hardware y software en el cual desarrollaremos el proyecto</text:p>
        </text:list-item>
        <text:list-item>
          <text:p text:style-name="P3">Terminamos la primera prueba de integracion entre Blockly y una demo de uno de los juegos interactivos</text:p>
        </text:list-item>
      </text:list>
      <text:p text:style-name="P1"/>
      <text:list xml:id="list43215372" text:continue-list="list3654065951368484084" text:style-name="L3">
        <text:list-item>
          <text:p text:style-name="P2">¿Que dificultades tuvieron?</text:p>
        </text:list-item>
      </text:list>
      <text:p text:style-name="P1"><text:tab/></text:p>
      <text:p text:style-name="P1"><text:tab/>Se nos presentaron multiples dificultades al realizar la estimacion y el planeamiento. En <text:tab/>varios casos no estabamos seguros de como asignar algunos parametros, o como medir o <text:tab/>calificar algunos de los campos requeridos (Grados de complejidad, influencia de ciertos <text:tab/>aspectos en el sistema)</text:p>
      <text:p text:style-name="P1"/>
      <text:p text:style-name="P1"/>
      <text:list xml:id="list43222837" text:continue-numbering="true" text:style-name="L3">
        <text:list-item>
          <text:p text:style-name="P2">¿Que planifican hacer la proxima semana?</text:p>
        </text:list-item>
      </text:list>
      <text:p text:style-name="P1"><text:tab/></text:p>
      <text:p text:style-name="P1"><text:tab/>La proxima semana tenemos planeado:</text:p>
      <text:list xml:id="list6922261866620734778" text:style-name="L7">
        <text:list-item>
          <text:p text:style-name="P4">Concluir con la etapa de estimacion y planeamiento (Por lo menos la etapa temprana de ese proceso) y la evaluacion de viabilidad</text:p>
        </text:list-item>
        <text:list-item>
          <text:p text:style-name="P4">Terminar la formalizacion de requisitos y comenzar con el diseño del sistema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ios</meta:initial-creator>
    <meta:creation-date>2018-09-10T22:16:59.82</meta:creation-date>
    <meta:document-statistic meta:table-count="0" meta:image-count="0" meta:object-count="0" meta:page-count="1" meta:paragraph-count="15" meta:word-count="221" meta:character-count="1376"/>
    <dc:date>2018-09-10T23:01:50.78</dc:date>
    <dc:creator>Martín Rios</dc:creator>
    <meta:editing-duration>PT26M52S</meta:editing-duration>
    <meta:editing-cycles>1</meta:editing-cycles>
    <meta:generator>OpenOffice/4.0.1$Win32 OpenOffice.org_project/401m5$Build-9714</meta:generator>
  </office:meta>
</office:document-meta>
</file>